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6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7.142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4cm"/>
    </style:style>
    <style:style style:name="co7" style:family="table-column">
      <style:table-column-properties fo:break-before="auto" style:column-width="3.687cm"/>
    </style:style>
    <style:style style:name="co8" style:family="table-column">
      <style:table-column-properties fo:break-before="auto" style:column-width="6.514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942cm"/>
    </style:style>
    <style:style style:name="ro4" style:family="table-row">
      <style:table-row-properties style:row-height="1.09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cm" fo:break-before="auto" style:use-optimal-row-height="fals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wrap-option="wrap" fo:border="none"/>
    </style:style>
    <style:style style:name="ce45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74pt solid #000000"/>
    </style:style>
    <style:style style:name="ce21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ackground-color="transparent" fo:wrap-option="wrap" fo:border="none"/>
    </style:style>
    <style:style style:name="ce23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74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81d41a" fo:wrap-option="wrap"/>
    </style:style>
    <style:style style:name="ce17" style:family="table-cell" style:parent-style-name="Default">
      <style:table-cell-properties fo:background-color="#d4ea6b" fo:wrap-option="wrap"/>
    </style:style>
    <style:style style:name="ce18" style:family="table-cell" style:parent-style-name="Default">
      <style:table-cell-properties fo:background-color="#ffb66c" fo:wrap-option="wrap" fo:border="none"/>
      <style:text-properties style:use-window-font-color="true"/>
    </style:style>
    <style:style style:name="ce19" style:family="table-cell" style:parent-style-name="Default">
      <style:table-cell-properties fo:background-color="#ffb66c" fo:wrap-option="wrap"/>
    </style:style>
    <style:style style:name="ce35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cell-protect="none" style:print-content="true"/>
    </style:style>
    <style:style style:name="ce48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b66c" style:cell-protect="none" style:print-content="true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arket price'.$A$4:$'Market price'.$A$19])" table:allow-empty-cell="true" table:display-list="unsorted" table:base-cell-address="'Melon farm'.A4">
          <table:error-message table:message-type="stop" table:display="true"/>
        </table:content-validation>
        <table:content-validation table:name="val2" table:base-cell-address="'Melon farm'.A11">
          <table:error-message table:message-type="stop" table:display="true"/>
        </table:content-validation>
        <table:content-validation table:name="val3" table:condition="of:cell-content-is-in-list([$'Market price'.$A:$'Market price'.$A])" table:allow-empty-cell="true" table:display-list="unsorted" table:base-cell-address="'Melon farm'.H7">
          <table:error-message table:message-type="stop" table:display="true"/>
        </table:content-validation>
      </table:content-validations>
      <table:table table:name="Melon farm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6372" table:default-cell-style-name="ce1"/>
        <table:table-row table:style-name="ro5">
          <table:table-cell table:style-name="ce5" office:value-type="string" calcext:value-type="string" table:number-columns-spanned="9" table:number-rows-spanned="1">
            <text:p>Melon farm invest return</text:p>
          </table:table-cell>
          <table:covered-table-cell table:number-columns-repeated="8" table:style-name="ce23"/>
          <table:table-cell table:style-name="Default" table:number-columns-repeated="2"/>
          <table:table-cell table:number-columns-repeated="16368"/>
        </table:table-row>
        <table:table-row table:style-name="ro5">
          <table:table-cell table:style-name="ce14" office:value-type="string" calcext:value-type="string" table:number-columns-spanned="5" table:number-rows-spanned="1">
            <text:p>Invest</text:p>
          </table:table-cell>
          <table:covered-table-cell table:number-columns-repeated="4" table:style-name="ce23"/>
          <table:table-cell/>
          <table:table-cell table:style-name="ce14" office:value-type="string" calcext:value-type="string" table:number-columns-spanned="3" table:number-rows-spanned="1">
            <text:p>Return</text:p>
          </table:table-cell>
          <table:covered-table-cell table:number-columns-repeated="2" table:style-name="ce23"/>
          <table:table-cell table:number-columns-repeated="16370"/>
        </table:table-row>
        <table:table-row table:style-name="ro6">
          <table:table-cell table:style-name="ce7" office:value-type="string" calcext:value-type="string">
            <text:p>Tool name</text:p>
          </table:table-cell>
          <table:table-cell table:style-name="ce7" office:value-type="string" calcext:value-type="string">
            <text:p>Tool price</text:p>
          </table:table-cell>
          <table:table-cell table:style-name="ce7" office:value-type="string" calcext:value-type="string">
            <text:p>Level cost</text:p>
          </table:table-cell>
          <table:table-cell table:style-name="ce7" office:value-type="string" calcext:value-type="string">
            <text:p>Exp cost</text:p>
          </table:table-cell>
          <table:table-cell table:style-name="ce7" office:value-type="string" calcext:value-type="string">
            <text:p>Total cost</text:p>
          </table:table-cell>
          <table:table-cell/>
          <table:table-cell office:value-type="string" calcext:value-type="string">
            <text:p>Number of full axe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EffIIVUBIIISTAxe</text:p>
          </table:table-cell>
          <table:table-cell table:style-name="ce8" table:formula="of:=VLOOKUP([.A4];[$'Market price'.$A$1:$'Market price'.$C$127];2;0)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B4]+[.D4]" office:value-type="float" office:value="5" calcext:value-type="float">
            <text:p>5</text:p>
          </table:table-cell>
          <table:table-cell/>
          <table:table-cell office:value-type="string" calcext:value-type="string">
            <text:p>Total durability</text:p>
          </table:table-cell>
          <table:table-cell office:value-type="float" office:value="6244" calcext:value-type="float">
            <text:p>6244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5];[$'Market price'.$A$1:$'Market price'.$C$127];2;0)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VLOOKUP([.C5];[$'Exp cost'.$A$1:$'Exp cost'.$D$21];4;0)" office:value-type="float" office:value="0.111111111111111" calcext:value-type="float">
            <text:p>0,111111111111111</text:p>
          </table:table-cell>
          <table:table-cell table:style-name="ce8" table:formula="of:=[.B5]+[.D5]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CS/axe</text:p>
          </table:table-cell>
          <table:table-cell table:formula="of:=[.H4]/4096" office:value-type="float" office:value="1.5244140625" calcext:value-type="float">
            <text:p>1,524414062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6];[$'Market price'.$A$1:$'Market price'.$C$127];2;0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VLOOKUP([.C5];[$'Exp cost'.$A$1:$'Exp cost'.$D$21];4;0)" office:value-type="float" office:value="0.111111111111111" calcext:value-type="float">
            <text:p>0,111111111111111</text:p>
          </table:table-cell>
          <table:table-cell table:style-name="ce8" table:formula="of:=[.B6]+[.D6]" office:value-type="float" office:value="1.11111111111111" calcext:value-type="float">
            <text:p>1,11111111111111</text:p>
          </table:table-cell>
          <table:table-cell/>
          <table:table-cell table:style-name="Default" office:value-type="string" calcext:value-type="string">
            <text:p>CS/cycle</text:p>
          </table:table-cell>
          <table:table-cell table:formula="of:=[.H5]*[.H3]" office:value-type="float" office:value="9.146484375" calcext:value-type="float">
            <text:p>9,14648437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7];[$'Market price'.$A$1:$'Market price'.$C$127];2;0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VLOOKUP([.C6];[$'Exp cost'.$A$1:$'Exp cost'.$D$21];4;0)" office:value-type="float" office:value="0.166666666666667" calcext:value-type="float">
            <text:p>0,166666666666667</text:p>
          </table:table-cell>
          <table:table-cell table:style-name="ce8" table:formula="of:=[.B7]+[.D7]" office:value-type="float" office:value="1.16666666666667" calcext:value-type="float">
            <text:p>1,16666666666667</text:p>
          </table:table-cell>
          <table:table-cell/>
          <table:table-cell office:value-type="string" calcext:value-type="string">
            <text:p>Product :</text:p>
          </table:table-cell>
          <table:table-cell table:style-name="ce23" table:content-validation-name="val3" office:value-type="string" calcext:value-type="string">
            <text:p>CS melon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8];[$'Market price'.$A$1:$'Market price'.$C$127];2;0)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VLOOKUP([.C7];[$'Exp cost'.$A$1:$'Exp cost'.$D$21];4;0)" office:value-type="float" office:value="0.296296296296296" calcext:value-type="float">
            <text:p>0,296296296296296</text:p>
          </table:table-cell>
          <table:table-cell table:style-name="ce8" table:formula="of:=[.B8]+[.D8]" office:value-type="float" office:value="1.2962962962963" calcext:value-type="float">
            <text:p>1,2962962962963</text:p>
          </table:table-cell>
          <table:table-cell/>
          <table:table-cell office:value-type="string" calcext:value-type="string">
            <text:p>Price</text:p>
          </table:table-cell>
          <table:table-cell table:formula="of:=VLOOKUP([.H7];[$'Market price'.A1:$'Market price'.C176];2;0)" office:value-type="float" office:value="8.53333333333333" calcext:value-type="float">
            <text:p>8,53333333333333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9];[$'Market price'.$A$1:$'Market price'.$C$127];2;0)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VLOOKUP([.C8];[$'Exp cost'.$A$1:$'Exp cost'.$D$21];4;0)" office:value-type="float" office:value="0.555555555555555" calcext:value-type="float">
            <text:p>0,555555555555555</text:p>
          </table:table-cell>
          <table:table-cell table:style-name="ce8" table:formula="of:=[.B9]+[.D9]" office:value-type="float" office:value="1.55555555555556" calcext:value-type="float">
            <text:p>1,55555555555556</text:p>
          </table:table-cell>
          <table:table-cell table:number-columns-repeated="16374"/>
        </table:table-row>
        <table:table-row table:style-name="ro3">
          <table:table-cell table:style-name="ce21" table:content-validation-name="val1"/>
          <table:table-cell table:style-name="ce21"/>
          <table:table-cell table:style-name="Default"/>
          <table:table-cell table:style-name="ce21" table:number-columns-repeated="2"/>
          <table:table-cell table:number-columns-repeated="16374"/>
        </table:table-row>
        <table:table-row table:style-name="ro3">
          <table:table-cell table:style-name="ce21" table:content-validation-name="val2"/>
          <table:table-cell table:style-name="ce21" table:number-columns-repeated="4"/>
          <table:table-cell table:number-columns-repeated="16374"/>
        </table:table-row>
        <table:table-row table:style-name="ro3">
          <table:table-cell table:style-name="ce21" table:content-validation-name="val2" office:value-type="string" calcext:value-type="string">
            <text:p>Total cost</text:p>
          </table:table-cell>
          <table:table-cell table:style-name="ce21" table:number-columns-repeated="3"/>
          <table:table-cell table:style-name="ce18" table:formula="of:=SUM([.E4:.E10])" office:value-type="float" office:value="11.2407407407407" calcext:value-type="float">
            <text:p>11,2407407407407</text:p>
          </table:table-cell>
          <table:table-cell/>
          <table:table-cell office:value-type="string" calcext:value-type="string">
            <text:p>Return</text:p>
          </table:table-cell>
          <table:table-cell table:style-name="ce19" table:formula="of:=[.H6]*[.H8]" office:value-type="float" office:value="78.05" calcext:value-type="float">
            <text:p>78,05</text:p>
          </table:table-cell>
          <table:table-cell table:number-columns-repeated="16371"/>
        </table:table-row>
        <table:table-row table:style-name="ro3">
          <table:table-cell table:style-name="ce10" table:content-validation-name="val2"/>
          <table:table-cell table:style-name="Default"/>
          <table:table-cell table:style-name="ce21" table:number-columns-repeated="3"/>
          <table:table-cell table:number-columns-repeated="16374"/>
        </table:table-row>
        <table:table-row table:style-name="ro3" table:number-rows-repeated="3">
          <table:table-cell table:style-name="ce23" table:content-validation-name="val2"/>
          <table:table-cell table:number-columns-repeated="16378"/>
        </table:table-row>
        <table:table-row table:style-name="ro3">
          <table:table-cell table:style-name="ce12" table:content-validation-name="val2" office:value-type="string" calcext:value-type="string" table:number-columns-spanned="9" table:number-rows-spanned="1">
            <text:p>Final return</text:p>
          </table:table-cell>
          <table:covered-table-cell table:number-columns-repeated="8" table:style-name="ce23"/>
          <table:table-cell table:number-columns-repeated="16370"/>
        </table:table-row>
        <table:table-row table:style-name="ro3">
          <table:table-cell table:style-name="ce23" table:content-validation-name="val2"/>
          <table:table-cell table:style-name="ce15" office:value-type="string" calcext:value-type="string" table:number-columns-spanned="2" table:number-rows-spanned="1">
            <text:p>Per full cycle</text:p>
          </table:table-cell>
          <table:covered-table-cell table:style-name="ce23"/>
          <table:table-cell table:style-name="ce3" table:formula="of:=[.H12]-[.E12]" office:value-type="float" office:value="66.8092592592593" calcext:value-type="float">
            <text:p>66,8092592592593</text:p>
          </table:table-cell>
          <table:table-cell table:number-columns-repeated="16375"/>
        </table:table-row>
        <table:table-row table:style-name="ro3">
          <table:table-cell table:style-name="ce23" table:content-validation-name="val2"/>
          <table:table-cell table:style-name="ce15" office:value-type="string" calcext:value-type="string" table:number-columns-spanned="2" table:number-rows-spanned="1">
            <text:p>Per axe</text:p>
          </table:table-cell>
          <table:covered-table-cell table:style-name="ce23"/>
          <table:table-cell table:style-name="ce17" table:formula="of:=[.D18]/[.H3]" office:value-type="float" office:value="11.1348765432099" calcext:value-type="float">
            <text:p>11,1348765432099</text:p>
          </table:table-cell>
          <table:table-cell table:number-columns-repeated="16375"/>
        </table:table-row>
        <table:table-row table:style-name="ro3" table:number-rows-repeated="3">
          <table:table-cell table:style-name="ce23" table:content-validation-name="val2"/>
          <table:table-cell table:number-columns-repeated="16378"/>
        </table:table-row>
        <table:table-row table:style-name="ro3" table:number-rows-repeated="12">
          <table:table-cell table:style-name="ce4" table:number-columns-repeated="3"/>
          <table:table-cell table:number-columns-repeated="16376"/>
        </table:table-row>
        <table:table-row table:style-name="ro3" table:number-rows-repeated="1048541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Spruce farm" table:style-name="ta1"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5" table:default-cell-style-name="ce23"/>
        <table:table-column table:style-name="co4" table:default-cell-style-name="ce23"/>
        <table:table-column table:style-name="co7" table:default-cell-style-name="ce23"/>
        <table:table-column table:style-name="co4" table:number-columns-repeated="16372" table:default-cell-style-name="ce23"/>
        <table:table-row table:style-name="ro5">
          <table:table-cell table:style-name="ce5" office:value-type="string" calcext:value-type="string" table:number-columns-spanned="9" table:number-rows-spanned="1">
            <text:p>Spruce farm invest return</text:p>
          </table:table-cell>
          <table:covered-table-cell table:number-columns-repeated="8"/>
          <table:table-cell table:style-name="Default" table:number-columns-repeated="2"/>
          <table:table-cell table:number-columns-repeated="16368"/>
        </table:table-row>
        <table:table-row table:style-name="ro5">
          <table:table-cell table:style-name="ce14" office:value-type="string" calcext:value-type="string" table:number-columns-spanned="5" table:number-rows-spanned="1">
            <text:p>Invest</text:p>
          </table:table-cell>
          <table:covered-table-cell table:number-columns-repeated="4"/>
          <table:table-cell/>
          <table:table-cell table:style-name="ce14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370"/>
        </table:table-row>
        <table:table-row table:style-name="ro6">
          <table:table-cell table:style-name="ce7" office:value-type="string" calcext:value-type="string">
            <text:p>Tool name</text:p>
          </table:table-cell>
          <table:table-cell table:style-name="ce7" office:value-type="string" calcext:value-type="string">
            <text:p>Tool price</text:p>
          </table:table-cell>
          <table:table-cell table:style-name="ce7" office:value-type="string" calcext:value-type="string">
            <text:p>Level cost</text:p>
          </table:table-cell>
          <table:table-cell table:style-name="ce7" office:value-type="string" calcext:value-type="string">
            <text:p>Exp cost</text:p>
          </table:table-cell>
          <table:table-cell table:style-name="ce7" office:value-type="string" calcext:value-type="string">
            <text:p>Total cost</text:p>
          </table:table-cell>
          <table:table-cell/>
          <table:table-cell office:value-type="string" calcext:value-type="string">
            <text:p>Number of full axe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EffIIVUBIIISTAxe</text:p>
          </table:table-cell>
          <table:table-cell table:style-name="ce32" table:formula="of:=VLOOKUP([.A4];[$'Market price'.$A$1:$'Market price'.$C$127];2;0)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table:formula="of:=[.B4]+[.D4]" office:value-type="float" office:value="5" calcext:value-type="float">
            <text:p>5</text:p>
          </table:table-cell>
          <table:table-cell/>
          <table:table-cell office:value-type="string" calcext:value-type="string">
            <text:p>Total durability</text:p>
          </table:table-cell>
          <table:table-cell office:value-type="float" office:value="6244" calcext:value-type="float">
            <text:p>6244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5];[$'Market price'.$A$1:$'Market price'.$C$127];2;0)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VLOOKUP([.C5];[$'Exp cost'.$A$1:$'Exp cost'.$D$21];4;0)" office:value-type="float" office:value="0.0740740740740741" calcext:value-type="float">
            <text:p>0,0740740740740741</text:p>
          </table:table-cell>
          <table:table-cell table:style-name="ce32" table:formula="of:=[.B5]+[.D5]" office:value-type="float" office:value="1.07407407407407" calcext:value-type="float">
            <text:p>1,07407407407407</text:p>
          </table:table-cell>
          <table:table-cell/>
          <table:table-cell office:value-type="string" calcext:value-type="string">
            <text:p>CS/axe</text:p>
          </table:table-cell>
          <table:table-cell table:formula="of:=[.H4]/4096" office:value-type="float" office:value="1.5244140625" calcext:value-type="float">
            <text:p>1,524414062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6];[$'Market price'.$A$1:$'Market price'.$C$127];2;0)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VLOOKUP([.C6];[$'Exp cost'.$A$1:$'Exp cost'.$D$21];4;0)" office:value-type="float" office:value="0.111111111111111" calcext:value-type="float">
            <text:p>0,111111111111111</text:p>
          </table:table-cell>
          <table:table-cell table:style-name="ce32" table:formula="of:=[.B6]+[.D6]" office:value-type="float" office:value="1.11111111111111" calcext:value-type="float">
            <text:p>1,11111111111111</text:p>
          </table:table-cell>
          <table:table-cell/>
          <table:table-cell table:style-name="Default" office:value-type="string" calcext:value-type="string">
            <text:p>CS/cycle</text:p>
          </table:table-cell>
          <table:table-cell table:formula="of:=[.H5]*[.H3]" office:value-type="float" office:value="10.6708984375" calcext:value-type="float">
            <text:p>10,670898437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7];[$'Market price'.$A$1:$'Market price'.$C$127];2;0)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VLOOKUP([.C7];[$'Exp cost'.$A$1:$'Exp cost'.$D$21];4;0)" office:value-type="float" office:value="0.166666666666667" calcext:value-type="float">
            <text:p>0,166666666666667</text:p>
          </table:table-cell>
          <table:table-cell table:style-name="ce32" table:formula="of:=[.B7]+[.D7]" office:value-type="float" office:value="1.16666666666667" calcext:value-type="float">
            <text:p>1,16666666666667</text:p>
          </table:table-cell>
          <table:table-cell/>
          <table:table-cell office:value-type="string" calcext:value-type="string">
            <text:p>Product :</text:p>
          </table:table-cell>
          <table:table-cell table:content-validation-name="val3" office:value-type="string" calcext:value-type="string">
            <text:p>CS Spruce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8];[$'Market price'.$A$1:$'Market price'.$C$127];2;0)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VLOOKUP([.C8];[$'Exp cost'.$A$1:$'Exp cost'.$D$21];4;0)" office:value-type="float" office:value="0.296296296296296" calcext:value-type="float">
            <text:p>0,296296296296296</text:p>
          </table:table-cell>
          <table:table-cell table:style-name="ce32" table:formula="of:=[.B8]+[.D8]" office:value-type="float" office:value="1.2962962962963" calcext:value-type="float">
            <text:p>1,2962962962963</text:p>
          </table:table-cell>
          <table:table-cell/>
          <table:table-cell office:value-type="string" calcext:value-type="string">
            <text:p>Price</text:p>
          </table:table-cell>
          <table:table-cell table:formula="of:=VLOOKUP([.H7];[$'Market price'.A1:$'Market price'.C176];2;0)" office:value-type="float" office:value="16" calcext:value-type="float">
            <text:p>16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9];[$'Market price'.$A$1:$'Market price'.$C$127];2;0)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VLOOKUP([.C9];[$'Exp cost'.$A$1:$'Exp cost'.$D$21];4;0)" office:value-type="float" office:value="0.555555555555556" calcext:value-type="float">
            <text:p>0,555555555555556</text:p>
          </table:table-cell>
          <table:table-cell table:style-name="ce32" table:formula="of:=[.B9]+[.D9]" office:value-type="float" office:value="1.55555555555556" calcext:value-type="float">
            <text:p>1,55555555555556</text:p>
          </table:table-cell>
          <table:table-cell table:number-columns-repeated="16374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10];[$'Market price'.$A$1:$'Market price'.$C$127];2;0)" office:value-type="float" office:value="1" calcext:value-type="float">
            <text:p>1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VLOOKUP([.C10];[$'Exp cost'.$A$1:$'Exp cost'.$D$21];4;0)" office:value-type="float" office:value="1.94444444444444" calcext:value-type="float">
            <text:p>1,94444444444444</text:p>
          </table:table-cell>
          <table:table-cell table:style-name="ce32" table:formula="of:=[.B10]+[.D10]" office:value-type="float" office:value="2.94444444444444" calcext:value-type="float">
            <text:p>2,94444444444444</text:p>
          </table:table-cell>
          <table:table-cell table:number-columns-repeated="16374"/>
        </table:table-row>
        <table:table-row table:style-name="ro3">
          <table:table-cell table:style-name="ce21" table:content-validation-name="val2"/>
          <table:table-cell table:style-name="ce21" table:number-columns-repeated="4"/>
          <table:table-cell table:number-columns-repeated="16374"/>
        </table:table-row>
        <table:table-row table:style-name="ro3">
          <table:table-cell table:style-name="ce21" table:content-validation-name="val2" office:value-type="string" calcext:value-type="string">
            <text:p>Total cost</text:p>
          </table:table-cell>
          <table:table-cell table:style-name="ce21" table:number-columns-repeated="3"/>
          <table:table-cell table:style-name="ce18" table:formula="of:=SUM([.E4:.E10])" office:value-type="float" office:value="14.1481481481481" calcext:value-type="float">
            <text:p>14,1481481481481</text:p>
          </table:table-cell>
          <table:table-cell/>
          <table:table-cell office:value-type="string" calcext:value-type="string">
            <text:p>Return</text:p>
          </table:table-cell>
          <table:table-cell table:style-name="ce19" table:formula="of:=[.H6]*[.H8]" office:value-type="float" office:value="170.734375" calcext:value-type="float">
            <text:p>170,734375</text:p>
          </table:table-cell>
          <table:table-cell table:number-columns-repeated="16371"/>
        </table:table-row>
        <table:table-row table:style-name="ro3">
          <table:table-cell table:style-name="ce10" table:content-validation-name="val2"/>
          <table:table-cell table:style-name="Default"/>
          <table:table-cell table:style-name="ce21" table:number-columns-repeated="3"/>
          <table:table-cell table:number-columns-repeated="16374"/>
        </table:table-row>
        <table:table-row table:style-name="ro3" table:number-rows-repeated="3">
          <table:table-cell table:content-validation-name="val2"/>
          <table:table-cell table:number-columns-repeated="16378"/>
        </table:table-row>
        <table:table-row table:style-name="ro3">
          <table:table-cell table:style-name="ce12" table:content-validation-name="val2" office:value-type="string" calcext:value-type="string" table:number-columns-spanned="9" table:number-rows-spanned="1">
            <text:p>Final return</text:p>
          </table:table-cell>
          <table:covered-table-cell table:number-columns-repeated="8"/>
          <table:table-cell table:number-columns-repeated="16370"/>
        </table:table-row>
        <table:table-row table:style-name="ro3">
          <table:table-cell table:content-validation-name="val2"/>
          <table:table-cell table:style-name="ce15" office:value-type="string" calcext:value-type="string" table:number-columns-spanned="2" table:number-rows-spanned="1">
            <text:p>Per full cycle</text:p>
          </table:table-cell>
          <table:covered-table-cell/>
          <table:table-cell table:style-name="ce3" table:formula="of:=[.H12]-[.E12]" office:value-type="float" office:value="156.586226851852" calcext:value-type="float">
            <text:p>156,586226851852</text:p>
          </table:table-cell>
          <table:table-cell table:number-columns-repeated="16375"/>
        </table:table-row>
        <table:table-row table:style-name="ro3">
          <table:table-cell table:content-validation-name="val2"/>
          <table:table-cell table:style-name="ce15" office:value-type="string" calcext:value-type="string" table:number-columns-spanned="2" table:number-rows-spanned="1">
            <text:p>Per axe</text:p>
          </table:table-cell>
          <table:covered-table-cell/>
          <table:table-cell table:style-name="ce17" table:formula="of:=[.D18]/[.H3]" office:value-type="float" office:value="22.369460978836" calcext:value-type="float">
            <text:p>22,369460978836</text:p>
          </table:table-cell>
          <table:table-cell table:number-columns-repeated="16375"/>
        </table:table-row>
        <table:table-row table:style-name="ro3" table:number-rows-repeated="3">
          <table:table-cell table:content-validation-name="val2"/>
          <table:table-cell table:number-columns-repeated="16378"/>
        </table:table-row>
        <table:table-row table:style-name="ro3" table:number-rows-repeated="12">
          <table:table-cell table:style-name="ce4" table:number-columns-repeated="3"/>
          <table:table-cell table:number-columns-repeated="16376"/>
        </table:table-row>
        <table:table-row table:style-name="ro3" table:number-rows-repeated="1048541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Exp cost" table:style-name="ta1">
        <table:table-column table:style-name="co6" table:number-columns-repeated="2" table:default-cell-style-name="ce21"/>
        <table:table-column table:style-name="co6" table:number-columns-repeated="16382" table:default-cell-style-name="Default"/>
        <table:table-row table:style-name="ro4">
          <table:table-cell table:style-name="ce35" office:value-type="string" calcext:value-type="string" table:number-columns-spanned="4" table:number-rows-spanned="1">
            <text:p>Exp cost</text:p>
          </table:table-cell>
          <table:covered-table-cell table:number-columns-repeated="2" table:style-name="ce37"/>
          <table:covered-table-cell/>
          <table:table-cell table:number-columns-repeated="16380"/>
        </table:table-row>
        <table:table-row table:style-name="ro3">
          <table:table-cell table:style-name="ce36" office:value-type="string" calcext:value-type="string">
            <text:p>Level</text:p>
          </table:table-cell>
          <table:table-cell table:style-name="ce36" office:value-type="string" calcext:value-type="string">
            <text:p>Exp needs</text:p>
          </table:table-cell>
          <table:table-cell table:style-name="ce36" office:value-type="string" calcext:value-type="string">
            <text:p>Bottle equivalent</text:p>
          </table:table-cell>
          <table:table-cell table:style-name="ce36" office:value-type="string" calcext:value-type="string">
            <text:p>Price in diamond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CEILING([.B3]/10)" office:value-type="float" office:value="4" calcext:value-type="float">
            <text:p>4</text:p>
          </table:table-cell>
          <table:table-cell table:formula="of:=[.C3]*[$'Market price'.$B$12]" office:value-type="float" office:value="0.074074074074074" calcext:value-type="float">
            <text:p>0,074074074074074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CEILING([.B4]/10)" office:value-type="float" office:value="6" calcext:value-type="float">
            <text:p>6</text:p>
          </table:table-cell>
          <table:table-cell table:formula="of:=[.C4]*[$'Market price'.$B$12]" office:value-type="float" office:value="0.111111111111111" calcext:value-type="float">
            <text:p>0,111111111111111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EILING([.B5]/10)" office:value-type="float" office:value="9" calcext:value-type="float">
            <text:p>9</text:p>
          </table:table-cell>
          <table:table-cell table:formula="of:=[.C5]*[$'Market price'.$B$12]" office:value-type="float" office:value="0.166666666666667" calcext:value-type="float">
            <text:p>0,166666666666667</text:p>
          </table:table-cell>
          <table:table-cell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formula="of:=CEILING([.B6]/10)" office:value-type="float" office:value="16" calcext:value-type="float">
            <text:p>16</text:p>
          </table:table-cell>
          <table:table-cell table:formula="of:=[.C6]*[$'Market price'.$B$12]" office:value-type="float" office:value="0.296296296296296" calcext:value-type="float">
            <text:p>0,296296296296296</text:p>
          </table:table-cell>
          <table:table-cell table:number-columns-repeated="1638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table:formula="of:=CEILING([.B7]/10)" office:value-type="float" office:value="30" calcext:value-type="float">
            <text:p>30</text:p>
          </table:table-cell>
          <table:table-cell table:formula="of:=[.C7]*[$'Market price'.$B$12]" office:value-type="float" office:value="0.555555555555555" calcext:value-type="float">
            <text:p>0,555555555555555</text:p>
          </table:table-cell>
          <table:table-cell table:number-columns-repeated="1638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041" calcext:value-type="float">
            <text:p>1041</text:p>
          </table:table-cell>
          <table:table-cell table:formula="of:=CEILING([.B8]/10)" office:value-type="float" office:value="105" calcext:value-type="float">
            <text:p>105</text:p>
          </table:table-cell>
          <table:table-cell table:formula="of:=[.C8]*[$'Market price'.$B$12]" office:value-type="float" office:value="1.94444444444444" calcext:value-type="float">
            <text:p>1,94444444444444</text:p>
          </table:table-cell>
          <table:table-cell table:number-columns-repeated="16380"/>
        </table:table-row>
        <table:table-row table:style-name="ro3">
          <table:table-cell/>
          <table:table-cell table:style-name="Default"/>
          <table:table-cell table:number-columns-repeated="16382"/>
        </table:table-row>
      </table:table>
      <table:table table:name="Market price" table:style-name="ta1"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4" table:number-columns-repeated="16381" table:default-cell-style-name="ce37"/>
        <table:table-row table:style-name="ro7">
          <table:table-cell table:style-name="ce48" office:value-type="string" calcext:value-type="string" table:number-columns-spanned="3" table:number-rows-spanned="1">
            <text:p>Market pric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Diamond per item</text:p>
          </table:table-cell>
          <table:table-cell table:style-name="ce49" office:value-type="string" calcext:value-type="string">
            <text:p>Item per diamond</text:p>
          </table:table-cell>
          <table:table-cell table:number-columns-repeated="16381"/>
        </table:table-row>
        <table:table-row table:style-name="ro3">
          <table:table-cell table:style-name="ce50" office:value-type="string" calcext:value-type="string" table:number-columns-spanned="3" table:number-rows-spanned="1">
            <text:p>Tools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calcext:value-type="string">
            <text:p>EffIIVUBIIISTAxe</text:p>
          </table:table-cell>
          <table:table-cell office:value-type="float" office:value="5" calcext:value-type="float">
            <text:p>5</text:p>
          </table:table-cell>
          <table:table-cell table:formula="of:=1/[.B4]" office:value-type="float" office:value="0.2" calcext:value-type="float">
            <text:p>0,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Repair a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50" office:value-type="string" calcext:value-type="string" table:number-columns-spanned="3" table:number-rows-spanned="1">
            <text:p>Ores &amp; exp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calcext:value-type="string">
            <text:p>Emerald block</text:p>
          </table:table-cell>
          <table:table-cell table:style-name="ce51" table:formula="of:=9*[.B11]" office:value-type="float" office:value="1.5" calcext:value-type="float">
            <text:p>1,5</text:p>
          </table:table-cell>
          <table:table-cell table:style-name="ce51" table:formula="of:=1/[.B10]" office:value-type="float" office:value="0.666666666666667" calcext:value-type="float">
            <text:p>0,666666666666667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Emerald</text:p>
          </table:table-cell>
          <table:table-cell table:style-name="ce51" table:formula="of:=1/[.C11]" office:value-type="float" office:value="0.166666666666667" calcext:value-type="float">
            <text:p>0,16666666666666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ottle</text:p>
          </table:table-cell>
          <table:table-cell table:style-name="ce51" table:formula="of:=1/[.C12]" office:value-type="float" office:value="0.0185185185185185" calcext:value-type="float">
            <text:p>0,0185185185185185</text:p>
          </table:table-cell>
          <table:table-cell table:style-name="ce51" table:formula="of:=[.C11]*9" office:value-type="float" office:value="54" calcext:value-type="float">
            <text:p>54</text:p>
          </table:table-cell>
          <table:table-cell table:number-columns-repeated="16381"/>
        </table:table-row>
        <table:table-row table:style-name="ro3">
          <table:table-cell table:style-name="Default" office:value-type="string" calcext:value-type="string">
            <text:p>Iron</text:p>
          </table:table-cell>
          <table:table-cell table:style-name="ce51" table:number-columns-repeated="2"/>
          <table:table-cell table:number-columns-repeated="16381"/>
        </table:table-row>
        <table:table-row table:style-name="ro3">
          <table:table-cell table:style-name="ce50" office:value-type="string" calcext:value-type="string" table:number-columns-spanned="3" table:number-rows-spanned="1">
            <text:p>Crops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calcext:value-type="string">
            <text:p>CS potato</text:p>
          </table:table-cell>
          <table:table-cell office:value-type="float" office:value="2" calcext:value-type="float">
            <text:p>2</text:p>
          </table:table-cell>
          <table:table-cell table:style-name="ce51" table:formula="of:=1/[.B15]" office:value-type="float" office:value="0.5" calcext:value-type="float">
            <text:p>0,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melon</text:p>
          </table:table-cell>
          <table:table-cell table:formula="of:=64/7.5" office:value-type="float" office:value="8.53333333333333" calcext:value-type="float">
            <text:p>8,53333333333333</text:p>
          </table:table-cell>
          <table:table-cell table:style-name="ce51" table:formula="of:=1/[.B16]" office:value-type="float" office:value="0.1171875" calcext:value-type="float">
            <text:p>0,117187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cocoa</text:p>
          </table:table-cell>
          <table:table-cell table:formula="of:=64/17" office:value-type="float" office:value="3.76470588235294" calcext:value-type="float">
            <text:p>3,76470588235294</text:p>
          </table:table-cell>
          <table:table-cell table:style-name="ce51" table:formula="of:=1/[.B17]" office:value-type="float" office:value="0.265625" calcext:value-type="float">
            <text:p>0,26562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carrots</text:p>
          </table:table-cell>
          <table:table-cell table:formula="of:=64/25.5" office:value-type="float" office:value="2.50980392156863" calcext:value-type="float">
            <text:p>2,50980392156863</text:p>
          </table:table-cell>
          <table:table-cell table:style-name="ce51" table:formula="of:=1/[.B18]" office:value-type="float" office:value="0.3984375" calcext:value-type="float">
            <text:p>0,398437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Spruce</text:p>
          </table:table-cell>
          <table:table-cell office:value-type="float" office:value="16" calcext:value-type="float">
            <text:p>16</text:p>
          </table:table-cell>
          <table:table-cell table:style-name="ce51" table:formula="of:=1/[.B19]" office:value-type="float" office:value="0.0625" calcext:value-type="float">
            <text:p>0,0625</text:p>
          </table:table-cell>
          <table:table-cell table:number-columns-repeated="16381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Melon farm'.A4:'Melon farm'.A13"/>
        <table:database-range table:name="__Anonymous_Sheet_DB__1" table:target-range-address="'Spruce farm'.A4:'Spruce farm'.A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UKai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9:27:59.206472082</meta:creation-date>
    <dc:date>2024-07-19T10:38:06.672685917</dc:date>
    <meta:editing-duration>PT1H9S</meta:editing-duration>
    <meta:editing-cycles>20</meta:editing-cycles>
    <meta:generator>LibreOffice/7.4.7.2$Linux_X86_64 LibreOffice_project/40$Build-2</meta:generator>
    <meta:document-statistic meta:table-count="4" meta:cell-count="188" meta:object-count="0"/>
  </office:meta>
</office:document-meta>
</file>